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638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1.7945in"/>
    </style:style>
    <style:style style:name="co8" style:family="table-column">
      <style:table-column-properties fo:break-before="auto" style:column-width="2.0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299in"/>
    </style:style>
    <style:style style:name="ro1" style:family="table-row">
      <style:table-row-properties style:row-height="1.0102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7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Excel_20_Built-in_20_Percent" style:data-style-name="N10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14"/>
        <table:table-column table:style-name="co2" table:default-cell-style-name="ce16"/>
        <table:table-column table:style-name="co3" table:default-cell-style-name="ce14"/>
        <table:table-column table:style-name="co4" table:number-columns-repeated="42" table:default-cell-style-name="Default"/>
        <table:table-column table:style-name="co5" table:default-cell-style-name="ce26"/>
        <table:table-column table:style-name="co6" table:number-columns-repeated="16335" table:default-cell-style-name="Default"/>
        <table:table-row table:style-name="ro1"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22" office:value-type="string" calcext:value-type="string">
            <text:p>Código</text:p>
          </table:table-cell>
          <table:table-cell table:style-name="ce5" office:value-type="string" calcext:value-type="string">
            <text:p>Correo Institucional</text:p>
          </table:table-cell>
          <table:table-cell table:style-name="ce5" office:value-type="string" calcext:value-type="string">
            <text:p>Carrera</text:p>
          </table:table-cell>
          <table:table-cell table:style-name="ce5" office:value-type="string" calcext:value-type="string">
            <text:p>Teléfono</text:p>
          </table:table-cell>
          <table:table-cell table:style-name="ce42" office:value-type="string" calcext:value-type="string">
            <text:p>16/01/24</text:p>
          </table:table-cell>
          <table:table-cell table:style-name="ce42" office:value-type="string" calcext:value-type="string">
            <text:p>18/01/24</text:p>
          </table:table-cell>
          <table:table-cell table:style-name="ce44" office:value-type="string" calcext:value-type="string">
            <text:p>23/01/24</text:p>
          </table:table-cell>
          <table:table-cell table:style-name="ce44" office:value-type="string" calcext:value-type="string">
            <text:p>25/01/24</text:p>
          </table:table-cell>
          <table:table-cell table:style-name="ce44" office:value-type="string" calcext:value-type="string">
            <text:p>30/01/24</text:p>
          </table:table-cell>
          <table:table-cell table:style-name="ce42" office:value-type="string" calcext:value-type="string">
            <text:p>1/2/202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Column13</text:p>
          </table:table-cell>
          <table:table-cell table:style-name="ce44" office:value-type="string" calcext:value-type="string">
            <text:p>Column14</text:p>
          </table:table-cell>
          <table:table-cell table:style-name="ce44" office:value-type="string" calcext:value-type="string">
            <text:p>Column15</text:p>
          </table:table-cell>
          <table:table-cell table:style-name="ce44" office:value-type="string" calcext:value-type="string">
            <text:p>Column16</text:p>
          </table:table-cell>
          <table:table-cell table:style-name="ce44" office:value-type="string" calcext:value-type="string">
            <text:p>Column17</text:p>
          </table:table-cell>
          <table:table-cell table:style-name="ce44" office:value-type="string" calcext:value-type="string">
            <text:p>Column18</text:p>
          </table:table-cell>
          <table:table-cell table:style-name="ce44" office:value-type="string" calcext:value-type="string">
            <text:p>Column19</text:p>
          </table:table-cell>
          <table:table-cell table:style-name="ce44" office:value-type="string" calcext:value-type="string">
            <text:p>Column20</text:p>
          </table:table-cell>
          <table:table-cell table:style-name="ce44" office:value-type="string" calcext:value-type="string">
            <text:p>Column21</text:p>
          </table:table-cell>
          <table:table-cell table:style-name="ce44" office:value-type="string" calcext:value-type="string">
            <text:p>Column22</text:p>
          </table:table-cell>
          <table:table-cell table:style-name="ce44" office:value-type="string" calcext:value-type="string">
            <text:p>Column23</text:p>
          </table:table-cell>
          <table:table-cell table:style-name="ce44" office:value-type="string" calcext:value-type="string">
            <text:p>Column24</text:p>
          </table:table-cell>
          <table:table-cell table:style-name="ce44" office:value-type="string" calcext:value-type="string">
            <text:p>Column25</text:p>
          </table:table-cell>
          <table:table-cell table:style-name="ce44" office:value-type="string" calcext:value-type="string">
            <text:p>Column26</text:p>
          </table:table-cell>
          <table:table-cell table:style-name="ce44" office:value-type="string" calcext:value-type="string">
            <text:p>Column27</text:p>
          </table:table-cell>
          <table:table-cell table:style-name="ce44" office:value-type="string" calcext:value-type="string">
            <text:p>Column28</text:p>
          </table:table-cell>
          <table:table-cell table:style-name="ce44" office:value-type="string" calcext:value-type="string">
            <text:p>Column29</text:p>
          </table:table-cell>
          <table:table-cell table:style-name="ce44" office:value-type="string" calcext:value-type="string">
            <text:p>Column30</text:p>
          </table:table-cell>
          <table:table-cell table:style-name="ce44" office:value-type="string" calcext:value-type="string">
            <text:p>Column31</text:p>
          </table:table-cell>
          <table:table-cell table:style-name="ce44" office:value-type="string" calcext:value-type="string">
            <text:p>Column32</text:p>
          </table:table-cell>
          <table:table-cell table:style-name="ce44" office:value-type="string" calcext:value-type="string">
            <text:p>Column33</text:p>
          </table:table-cell>
          <table:table-cell table:style-name="ce44" office:value-type="string" calcext:value-type="string">
            <text:p>Column34</text:p>
          </table:table-cell>
          <table:table-cell table:style-name="ce44" office:value-type="string" calcext:value-type="string">
            <text:p>Column35</text:p>
          </table:table-cell>
          <table:table-cell table:style-name="ce44" office:value-type="string" calcext:value-type="string">
            <text:p>Column36</text:p>
          </table:table-cell>
          <table:table-cell table:style-name="ce44" office:value-type="string" calcext:value-type="string">
            <text:p>Column37</text:p>
          </table:table-cell>
          <table:table-cell table:style-name="ce44" office:value-type="string" calcext:value-type="string">
            <text:p>Column38</text:p>
          </table:table-cell>
          <table:table-cell table:style-name="ce44" office:value-type="string" calcext:value-type="string">
            <text:p>Column39</text:p>
          </table:table-cell>
          <table:table-cell table:style-name="ce44" office:value-type="string" calcext:value-type="string">
            <text:p>Column40</text:p>
          </table:table-cell>
          <table:table-cell table:style-name="ce44" office:value-type="string" calcext:value-type="string">
            <text:p>Column41</text:p>
          </table:table-cell>
          <table:table-cell table:style-name="ce44" office:value-type="string" calcext:value-type="string">
            <text:p>Column42</text:p>
          </table:table-cell>
          <table:table-cell table:style-name="ce44" office:value-type="string" calcext:value-type="string">
            <text:p>Total</text:p>
          </table:table-cell>
          <table:table-cell table:style-name="ce49" office:value-type="string" calcext:value-type="string">
            <text:p>Porcentaje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costa Páez</text:p>
          </table:table-cell>
          <table:table-cell table:style-name="ce18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2:.$AU2]);&quot;/&quot;;COUNTA([$Asistencias.$G2:.$AU2]))" office:value-type="string" office:string-value="8/10" calcext:value-type="string">
            <text:p>8/10</text:p>
          </table:table-cell>
          <table:table-cell table:style-name="ce23" table:formula="of:=SUM([$Asistencias.$G2:.$AU2])/COUNTA([$Asistencias.$G2:.$AU2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humada Sandoval</text:p>
          </table:table-cell>
          <table:table-cell table:style-name="ce18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45" table:formula="of:=COM.MICROSOFT.CONCAT(SUM([$Asistencias.$G3:.$AU3]);&quot;/&quot;;COUNTA([$Asistencias.$G3:.$AU3]))" office:value-type="string" office:string-value="7/11" calcext:value-type="string">
            <text:p>7/11</text:p>
          </table:table-cell>
          <table:table-cell table:style-name="ce23" table:formula="of:=SUM([$Asistencias.$G3:.$AU3])/COUNTA([$Asistencias.$G3:.$AU3])" office:value-type="percentage" office:value="0.636363636363636" calcext:value-type="percentage">
            <text:p>64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lvarez Navarro</text:p>
          </table:table-cell>
          <table:table-cell table:style-name="ce18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4:.$AU4]);&quot;/&quot;;COUNTA([$Asistencias.$G4:.$AU4]))" office:value-type="string" office:string-value="11/11" calcext:value-type="string">
            <text:p>11/11</text:p>
          </table:table-cell>
          <table:table-cell table:style-name="ce23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Bahena García </text:p>
          </table:table-cell>
          <table:table-cell table:style-name="ce18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5:.$AU5]);&quot;/&quot;;COUNTA([$Asistencias.$G5:.$AU5]))" office:value-type="string" office:string-value="9/11" calcext:value-type="string">
            <text:p>9/11</text:p>
          </table:table-cell>
          <table:table-cell table:style-name="ce23" table:formula="of:=SUM([$Asistencias.$G5:.$AU5])/COUNTA([$Asistencias.$G5:.$AU5])" office:value-type="percentage" office:value="0.818181818181818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Castellanos Barajas</text:p>
          </table:table-cell>
          <table:table-cell table:style-name="ce18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6:.$AU6]);&quot;/&quot;;COUNTA([$Asistencias.$G6:.$AU6]))" office:value-type="string" office:string-value="11/11" calcext:value-type="string">
            <text:p>11/11</text:p>
          </table:table-cell>
          <table:table-cell table:style-name="ce23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Cortés Morales</text:p>
          </table:table-cell>
          <table:table-cell table:style-name="ce18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45" table:formula="of:=COM.MICROSOFT.CONCAT(SUM([$Asistencias.$G7:.$AU7]);&quot;/&quot;;COUNTA([$Asistencias.$G7:.$AU7]))" office:value-type="string" office:string-value="9/11" calcext:value-type="string">
            <text:p>9/11</text:p>
          </table:table-cell>
          <table:table-cell table:style-name="ce23" table:formula="of:=SUM([$Asistencias.$G7:.$AU7])/COUNTA([$Asistencias.$G7:.$AU7])" office:value-type="percentage" office:value="0.818181818181818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Diaz Ramirez</text:p>
          </table:table-cell>
          <table:table-cell table:style-name="ce18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8:.$AU8]);&quot;/&quot;;COUNTA([$Asistencias.$G8:.$AU8]))" office:value-type="string" office:string-value="11/11" calcext:value-type="string">
            <text:p>11/11</text:p>
          </table:table-cell>
          <table:table-cell table:style-name="ce23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Escoto Rico </text:p>
          </table:table-cell>
          <table:table-cell table:style-name="ce18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9:.$AU9]);&quot;/&quot;;COUNTA([$Asistencias.$G9:.$AU9]))" office:value-type="string" office:string-value="11/11" calcext:value-type="string">
            <text:p>11/11</text:p>
          </table:table-cell>
          <table:table-cell table:style-name="ce23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Garcia Zaragoza</text:p>
          </table:table-cell>
          <table:table-cell table:style-name="ce18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0:.$AU10]);&quot;/&quot;;COUNTA([$Asistencias.$G10:.$AU10]))" office:value-type="string" office:string-value="11/11" calcext:value-type="string">
            <text:p>11/11</text:p>
          </table:table-cell>
          <table:table-cell table:style-name="ce23" table:formula="of:=SUM([$Asistencias.$G10:.$AU10])/COUNTA([$Asistencias.$G10:.$AU10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Gonzalez Arriola </text:p>
          </table:table-cell>
          <table:table-cell table:style-name="ce18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1:.$AU11]);&quot;/&quot;;COUNTA([$Asistencias.$G11:.$AU11]))" office:value-type="string" office:string-value="9/10" calcext:value-type="string">
            <text:p>9/10</text:p>
          </table:table-cell>
          <table:table-cell table:style-name="ce23" table:formula="of:=SUM([$Asistencias.$G11:.$AU11])/COUNTA([$Asistencias.$G11:.$AU11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Henandez Lugo</text:p>
          </table:table-cell>
          <table:table-cell table:style-name="ce18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2:.$AU12]);&quot;/&quot;;COUNTA([$Asistencias.$G12:.$AU12]))" office:value-type="string" office:string-value="8/11" calcext:value-type="string">
            <text:p>8/11</text:p>
          </table:table-cell>
          <table:table-cell table:style-name="ce23" table:formula="of:=SUM([$Asistencias.$G12:.$AU12])/COUNTA([$Asistencias.$G12:.$AU12])" office:value-type="percentage" office:value="0.727272727272727" calcext:value-type="percentage">
            <text:p>7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Iñiguez Ramirez</text:p>
          </table:table-cell>
          <table:table-cell table:style-name="ce18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3:.$AU13]);&quot;/&quot;;COUNTA([$Asistencias.$G13:.$AU13]))" office:value-type="string" office:string-value="9/11" calcext:value-type="string">
            <text:p>9/11</text:p>
          </table:table-cell>
          <table:table-cell table:style-name="ce23" table:formula="of:=SUM([$Asistencias.$G13:.$AU13])/COUNTA([$Asistencias.$G13:.$AU13])" office:value-type="percentage" office:value="0.818181818181818" calcext:value-type="percentage">
            <text:p>82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Jauregui Lara</text:p>
          </table:table-cell>
          <table:table-cell table:style-name="ce18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45" table:formula="of:=COM.MICROSOFT.CONCAT(SUM([$Asistencias.$G14:.$AU14]);&quot;/&quot;;COUNTA([$Asistencias.$G14:.$AU14]))" office:value-type="string" office:string-value="5/10" calcext:value-type="string">
            <text:p>5/10</text:p>
          </table:table-cell>
          <table:table-cell table:style-name="ce23" table:formula="of:=SUM([$Asistencias.$G14:.$AU14])/COUNTA([$Asistencias.$G14:.$AU14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azcano Tovar</text:p>
          </table:table-cell>
          <table:table-cell table:style-name="ce18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45" table:formula="of:=COM.MICROSOFT.CONCAT(SUM([$Asistencias.$G15:.$AU15]);&quot;/&quot;;COUNTA([$Asistencias.$G15:.$AU15]))" office:value-type="string" office:string-value="8/10" calcext:value-type="string">
            <text:p>8/10</text:p>
          </table:table-cell>
          <table:table-cell table:style-name="ce23" table:formula="of:=SUM([$Asistencias.$G15:.$AU15])/COUNTA([$Asistencias.$G15:.$AU15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omelí Garcia </text:p>
          </table:table-cell>
          <table:table-cell table:style-name="ce18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6:.$AU16]);&quot;/&quot;;COUNTA([$Asistencias.$G16:.$AU16]))" office:value-type="string" office:string-value="11/11" calcext:value-type="string">
            <text:p>11/11</text:p>
          </table:table-cell>
          <table:table-cell table:style-name="ce23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opez Paez</text:p>
          </table:table-cell>
          <table:table-cell table:style-name="ce18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17:.$AU17]);&quot;/&quot;;COUNTA([$Asistencias.$G17:.$AU17]))" office:value-type="string" office:string-value="9/10" calcext:value-type="string">
            <text:p>9/10</text:p>
          </table:table-cell>
          <table:table-cell table:style-name="ce23" table:formula="of:=SUM([$Asistencias.$G17:.$AU17])/COUNTA([$Asistencias.$G17:.$AU17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Mandujano Morán</text:p>
          </table:table-cell>
          <table:table-cell table:style-name="ce18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18:.$AU18]);&quot;/&quot;;COUNTA([$Asistencias.$G18:.$AU18]))" office:value-type="string" office:string-value="9/10" calcext:value-type="string">
            <text:p>9/10</text:p>
          </table:table-cell>
          <table:table-cell table:style-name="ce23" table:formula="of:=SUM([$Asistencias.$G18:.$AU18])/COUNTA([$Asistencias.$G18:.$AU18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Martinez Murillo</text:p>
          </table:table-cell>
          <table:table-cell table:style-name="ce18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&lt;</text:p>
          </table:table-cell>
          <table:table-cell table:style-name="ce18" table:number-columns-repeated="29"/>
          <table:table-cell table:style-name="ce18" table:formula="of:=COM.MICROSOFT.CONCAT(SUM([$Asistencias.$G19:.$AU19]);&quot;/&quot;;COUNTA([$Asistencias.$G19:.$AU19]))" office:value-type="string" office:string-value="4/12" calcext:value-type="string">
            <text:p>4/12</text:p>
          </table:table-cell>
          <table:table-cell table:style-name="ce23" table:formula="of:=SUM([$Asistencias.$G19:.$AU19])/COUNTA([$Asistencias.$G19:.$AU19])" office:value-type="percentage" office:value="0.333333333333333" calcext:value-type="percentage">
            <text:p>3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Núñez Sánchez</text:p>
          </table:table-cell>
          <table:table-cell table:style-name="ce18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20:.$AU20]);&quot;/&quot;;COUNTA([$Asistencias.$G20:.$AU20]))" office:value-type="string" office:string-value="10/10" calcext:value-type="string">
            <text:p>10/10</text:p>
          </table:table-cell>
          <table:table-cell table:style-name="ce23" table:formula="of:=SUM([$Asistencias.$G20:.$AU20])/COUNTA([$Asistencias.$G20:.$AU20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Quezada Garcia</text:p>
          </table:table-cell>
          <table:table-cell table:style-name="ce18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1:.$AU21]);&quot;/&quot;;COUNTA([$Asistencias.$G21:.$AU21]))" office:value-type="string" office:string-value="11/11" calcext:value-type="string">
            <text:p>11/11</text:p>
          </table:table-cell>
          <table:table-cell table:style-name="ce23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amírez Aguilar</text:p>
          </table:table-cell>
          <table:table-cell table:style-name="ce18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2:.$AU22]);&quot;/&quot;;COUNTA([$Asistencias.$G22:.$AU22]))" office:value-type="string" office:string-value="11/11" calcext:value-type="string">
            <text:p>11/11</text:p>
          </table:table-cell>
          <table:table-cell table:style-name="ce23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azon Venegas</text:p>
          </table:table-cell>
          <table:table-cell table:style-name="ce18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23:.$AU23]);&quot;/&quot;;COUNTA([$Asistencias.$G23:.$AU23]))" office:value-type="string" office:string-value="9/10" calcext:value-type="string">
            <text:p>9/10</text:p>
          </table:table-cell>
          <table:table-cell table:style-name="ce23" table:formula="of:=SUM([$Asistencias.$G23:.$AU23])/COUNTA([$Asistencias.$G23:.$AU23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bledo Martínez</text:p>
          </table:table-cell>
          <table:table-cell table:style-name="ce18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4:.$AU24]);&quot;/&quot;;COUNTA([$Asistencias.$G24:.$AU24]))" office:value-type="string" office:string-value="11/11" calcext:value-type="string">
            <text:p>11/11</text:p>
          </table:table-cell>
          <table:table-cell table:style-name="ce23" table:formula="of:=SUM([$Asistencias.$G24:.$AU24])/COUNTA([$Asistencias.$G24:.$AU2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iguez Gomez</text:p>
          </table:table-cell>
          <table:table-cell table:style-name="ce18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45" table:formula="of:=COM.MICROSOFT.CONCAT(SUM([$Asistencias.$G25:.$AU25]);&quot;/&quot;;COUNTA([$Asistencias.$G25:.$AU25]))" office:value-type="string" office:string-value="8/11" calcext:value-type="string">
            <text:p>8/11</text:p>
          </table:table-cell>
          <table:table-cell table:style-name="ce23" table:formula="of:=SUM([$Asistencias.$G25:.$AU25])/COUNTA([$Asistencias.$G25:.$AU25])" office:value-type="percentage" office:value="0.727272727272727" calcext:value-type="percentage">
            <text:p>7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íguez Guzmán</text:p>
          </table:table-cell>
          <table:table-cell table:style-name="ce18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6:.$AU26]);&quot;/&quot;;COUNTA([$Asistencias.$G26:.$AU26]))" office:value-type="string" office:string-value="8/11" calcext:value-type="string">
            <text:p>8/11</text:p>
          </table:table-cell>
          <table:table-cell table:style-name="ce23" table:formula="of:=SUM([$Asistencias.$G26:.$AU26])/COUNTA([$Asistencias.$G26:.$AU26])" office:value-type="percentage" office:value="0.727272727272727" calcext:value-type="percentage">
            <text:p>7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iguez Santos</text:p>
          </table:table-cell>
          <table:table-cell table:style-name="ce18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7:.$AU27]);&quot;/&quot;;COUNTA([$Asistencias.$G27:.$AU27]))" office:value-type="string" office:string-value="10/11" calcext:value-type="string">
            <text:p>10/11</text:p>
          </table:table-cell>
          <table:table-cell table:style-name="ce23" table:formula="of:=SUM([$Asistencias.$G27:.$AU27])/COUNTA([$Asistencias.$G27:.$AU27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mo Garcia</text:p>
          </table:table-cell>
          <table:table-cell table:style-name="ce18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28:.$AU28]);&quot;/&quot;;COUNTA([$Asistencias.$G28:.$AU28]))" office:value-type="string" office:string-value="11/11" calcext:value-type="string">
            <text:p>11/11</text:p>
          </table:table-cell>
          <table:table-cell table:style-name="ce23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uíz Rizo </text:p>
          </table:table-cell>
          <table:table-cell table:style-name="ce18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table:number-columns-repeated="32"/>
          <table:table-cell table:style-name="ce18" table:formula="of:=COM.MICROSOFT.CONCAT(SUM([$Asistencias.$G29:.$AU29]);&quot;/&quot;;COUNTA([$Asistencias.$G29:.$AU29]))" office:value-type="string" office:string-value="8/9" calcext:value-type="string">
            <text:p>8/9</text:p>
          </table:table-cell>
          <table:table-cell table:style-name="ce23" table:formula="of:=SUM([$Asistencias.$G29:.$AU29])/COUNTA([$Asistencias.$G29:.$AU29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Serna Morales </text:p>
          </table:table-cell>
          <table:table-cell table:style-name="ce18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30:.$AU30]);&quot;/&quot;;COUNTA([$Asistencias.$G30:.$AU30]))" office:value-type="string" office:string-value="11/11" calcext:value-type="string">
            <text:p>11/11</text:p>
          </table:table-cell>
          <table:table-cell table:style-name="ce23" table:formula="of:=SUM([$Asistencias.$G30:.$AU30])/COUNTA([$Asistencias.$G30:.$AU30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Solis Nava</text:p>
          </table:table-cell>
          <table:table-cell table:style-name="ce18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31:.$AU31]);&quot;/&quot;;COUNTA([$Asistencias.$G31:.$AU31]))" office:value-type="string" office:string-value="9/10" calcext:value-type="string">
            <text:p>9/10</text:p>
          </table:table-cell>
          <table:table-cell table:style-name="ce23" table:formula="of:=SUM([$Asistencias.$G31:.$AU31])/COUNTA([$Asistencias.$G31:.$AU31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Torres Mujica</text:p>
          </table:table-cell>
          <table:table-cell table:style-name="ce18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2"/>
          <table:table-cell table:style-name="ce18" table:formula="of:=COM.MICROSOFT.CONCAT(SUM([$Asistencias.$G32:.$AU32]);&quot;/&quot;;COUNTA([$Asistencias.$G32:.$AU32]))" office:value-type="string" office:string-value="6/9" calcext:value-type="string">
            <text:p>6/9</text:p>
          </table:table-cell>
          <table:table-cell table:style-name="ce23" table:formula="of:=SUM([$Asistencias.$G32:.$AU32])/COUNTA([$Asistencias.$G32:.$AU32])" office:value-type="percentage" office:value="0.666666666666667" calcext:value-type="percentage">
            <text:p>6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ega Vazquez </text:p>
          </table:table-cell>
          <table:table-cell table:style-name="ce18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33:.$AU33]);&quot;/&quot;;COUNTA([$Asistencias.$G33:.$AU33]))" office:value-type="string" office:string-value="10/11" calcext:value-type="string">
            <text:p>10/11</text:p>
          </table:table-cell>
          <table:table-cell table:style-name="ce23" table:formula="of:=SUM([$Asistencias.$G33:.$AU33])/COUNTA([$Asistencias.$G33:.$AU33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elázquez Núñez</text:p>
          </table:table-cell>
          <table:table-cell table:style-name="ce18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34:.$AU34]);&quot;/&quot;;COUNTA([$Asistencias.$G34:.$AU34]))" office:value-type="string" office:string-value="10/10" calcext:value-type="string">
            <text:p>10/10</text:p>
          </table:table-cell>
          <table:table-cell table:style-name="ce23" table:formula="of:=SUM([$Asistencias.$G34:.$AU34])/COUNTA([$Asistencias.$G34:.$AU3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illafaña Munguia</text:p>
          </table:table-cell>
          <table:table-cell table:style-name="ce18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table:number-columns-repeated="30"/>
          <table:table-cell table:style-name="ce18" table:formula="of:=COM.MICROSOFT.CONCAT(SUM([$Asistencias.$G35:.$AU35]);&quot;/&quot;;COUNTA([$Asistencias.$G35:.$AU35]))" office:value-type="string" office:string-value="11/11" calcext:value-type="string">
            <text:p>11/11</text:p>
          </table:table-cell>
          <table:table-cell table:style-name="ce23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Zuñiga Santillan</text:p>
          </table:table-cell>
          <table:table-cell table:style-name="ce18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table:number-columns-repeated="31"/>
          <table:table-cell table:style-name="ce18" table:formula="of:=COM.MICROSOFT.CONCAT(SUM([$Asistencias.$G36:.$AU36]);&quot;/&quot;;COUNTA([$Asistencias.$G36:.$AU36]))" office:value-type="string" office:string-value="9/10" calcext:value-type="string">
            <text:p>9/10</text:p>
          </table:table-cell>
          <table:table-cell table:style-name="ce23" table:formula="of:=SUM([$Asistencias.$G36:.$AU36])/COUNTA([$Asistencias.$G36:.$AU36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2">
          <table:table-cell table:style-name="ce2" table:number-columns-repeated="2"/>
          <table:table-cell table:style-name="ce6"/>
          <table:table-cell table:style-name="ce10"/>
          <table:table-cell table:style-name="ce1"/>
          <table:table-cell table:style-name="ce10"/>
          <table:table-cell table:style-name="ce2" table:number-columns-repeated="41"/>
          <table:table-cell table:style-name="ce20" table:formula="of:=COM.MICROSOFT.CONCAT(SUM([$Asistencias.$G37:.$AU37]);&quot;/&quot;;COUNTA([$Asistencias.$G37:.$AU37]))" office:value-type="string" office:string-value="0/0" calcext:value-type="string">
            <text:p>0/0</text:p>
          </table:table-cell>
          <table:table-cell table:style-name="ce23" table:formula="of:=SUM([$Asistencias.$G37:.$AU37])/COUNTA([$Asistencias.$G37:.$AU37])" office:value-type="string" office:string-value="" calcext:value-type="error">
            <text:p>#DIV/0!</text:p>
          </table:table-cell>
          <table:table-cell table:number-columns-repeated="16335"/>
        </table:table-row>
        <table:table-row table:style-name="ro2">
          <table:table-cell table:style-name="ce2" table:number-columns-repeated="2"/>
          <table:table-cell table:style-name="ce6"/>
          <table:table-cell table:style-name="ce10"/>
          <table:table-cell table:style-name="ce1"/>
          <table:table-cell table:style-name="ce10"/>
          <table:table-cell table:style-name="ce2" table:number-columns-repeated="41"/>
          <table:table-cell table:style-name="ce20" table:formula="of:=COM.MICROSOFT.CONCAT(SUM([$Asistencias.$G38:.$AU38]);&quot;/&quot;;COUNTA([$Asistencias.$G38:.$AU38]))" office:value-type="string" office:string-value="0/0" calcext:value-type="string">
            <text:p>0/0</text:p>
          </table:table-cell>
          <table:table-cell table:style-name="ce23" table:formula="of:=SUM([$Asistencias.$G38:.$AU38])/COUNTA([$Asistencias.$G38:.$AU38])" office:value-type="string" office:string-value="" calcext:value-type="error">
            <text:p>#DIV/0!</text:p>
          </table:table-cell>
          <table:table-cell table:number-columns-repeated="16335"/>
        </table:table-row>
        <table:table-row table:style-name="ro2">
          <table:table-cell table:style-name="ce2" table:number-columns-repeated="2"/>
          <table:table-cell table:style-name="ce6"/>
          <table:table-cell table:style-name="ce10"/>
          <table:table-cell table:style-name="ce1"/>
          <table:table-cell table:style-name="ce10"/>
          <table:table-cell table:style-name="ce2" table:number-columns-repeated="41"/>
          <table:table-cell table:style-name="ce20" table:formula="of:=COM.MICROSOFT.CONCAT(SUM([$Asistencias.$G39:.$AU39]);&quot;/&quot;;COUNTA([$Asistencias.$G39:.$AU39]))" office:value-type="string" office:string-value="0/0" calcext:value-type="string">
            <text:p>0/0</text:p>
          </table:table-cell>
          <table:table-cell table:style-name="ce23" table:formula="of:=SUM([$Asistencias.$G39:.$AU39])/COUNTA([$Asistencias.$G39:.$AU39])" office:value-type="string" office:string-value="" calcext:value-type="error">
            <text:p>#DIV/0!</text:p>
          </table:table-cell>
          <table:table-cell table:number-columns-repeated="1633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6"/>
          <table:table-cell table:style-name="ce10"/>
          <table:table-cell table:style-name="ce1"/>
          <table:table-cell table:style-name="ce10"/>
          <table:table-cell table:style-name="ce2" table:formula="of:=SUM([$Asistencias.$G$2:.$G$39])" office:value-type="float" office:value="23" calcext:value-type="float">
            <text:p>23</text:p>
          </table:table-cell>
          <table:table-cell table:style-name="ce2" table:formula="of:=SUM([$Asistencias.$H$2:.$H$39])" office:value-type="float" office:value="27" calcext:value-type="float">
            <text:p>27</text:p>
          </table:table-cell>
          <table:table-cell table:style-name="ce2" table:formula="of:=SUM([$Asistencias.$I$2:.$I$39])" office:value-type="float" office:value="28" calcext:value-type="float">
            <text:p>28</text:p>
          </table:table-cell>
          <table:table-cell table:style-name="ce2" table:formula="of:=SUM([$Asistencias.$J$2:.$J$39])" office:value-type="float" office:value="32" calcext:value-type="float">
            <text:p>32</text:p>
          </table:table-cell>
          <table:table-cell table:style-name="ce2" table:formula="of:=SUM([$Asistencias.$K$2:.$K$39])" office:value-type="float" office:value="32" calcext:value-type="float">
            <text:p>32</text:p>
          </table:table-cell>
          <table:table-cell table:style-name="ce2" table:formula="of:=SUM([$Asistencias.$L$2:.$L$39])" office:value-type="float" office:value="32" calcext:value-type="float">
            <text:p>32</text:p>
          </table:table-cell>
          <table:table-cell table:style-name="ce2" table:formula="of:=SUM([$Asistencias.$M$2:.$M$39])" office:value-type="float" office:value="31" calcext:value-type="float">
            <text:p>31</text:p>
          </table:table-cell>
          <table:table-cell table:style-name="ce2" table:formula="of:=SUM([$Asistencias.$N$2:.$N$39])" office:value-type="float" office:value="28" calcext:value-type="float">
            <text:p>28</text:p>
          </table:table-cell>
          <table:table-cell table:style-name="ce2" table:formula="of:=SUM([$Asistencias.$O$2:.$O$39])" office:value-type="float" office:value="35" calcext:value-type="float">
            <text:p>35</text:p>
          </table:table-cell>
          <table:table-cell table:style-name="ce2" table:formula="of:=SUM([$Asistencias.$P$2:.$P$39])" office:value-type="float" office:value="30" calcext:value-type="float">
            <text:p>30</text:p>
          </table:table-cell>
          <table:table-cell table:style-name="ce2" table:formula="of:=SUM([$Asistencias.$Q$2:.$Q$39])" office:value-type="float" office:value="25" calcext:value-type="float">
            <text:p>25</text:p>
          </table:table-cell>
          <table:table-cell table:style-name="ce2" table:formula="of:=SUM([$Asistencias.$R$2:.$R$39])" office:value-type="float" office:value="0" calcext:value-type="float">
            <text:p>0</text:p>
          </table:table-cell>
          <table:table-cell table:style-name="ce2" table:formula="of:=SUM([$Asistencias.$S$2:.$S$39])" office:value-type="float" office:value="0" calcext:value-type="float">
            <text:p>0</text:p>
          </table:table-cell>
          <table:table-cell table:style-name="ce2" table:formula="of:=SUM([$Asistencias.$T$2:.$T$39])" office:value-type="float" office:value="0" calcext:value-type="float">
            <text:p>0</text:p>
          </table:table-cell>
          <table:table-cell table:style-name="ce2" table:formula="of:=SUM([$Asistencias.$U$2:.$U$39])" office:value-type="float" office:value="0" calcext:value-type="float">
            <text:p>0</text:p>
          </table:table-cell>
          <table:table-cell table:style-name="ce2" table:formula="of:=SUM([$Asistencias.$V$2:.$V$39])" office:value-type="float" office:value="0" calcext:value-type="float">
            <text:p>0</text:p>
          </table:table-cell>
          <table:table-cell table:style-name="ce2" table:formula="of:=SUM([$Asistencias.$W$2:.$W$39])" office:value-type="float" office:value="0" calcext:value-type="float">
            <text:p>0</text:p>
          </table:table-cell>
          <table:table-cell table:style-name="ce2" table:formula="of:=SUM([$Asistencias.$X$2:.$X$39])" office:value-type="float" office:value="0" calcext:value-type="float">
            <text:p>0</text:p>
          </table:table-cell>
          <table:table-cell table:style-name="ce2" table:formula="of:=SUM([$Asistencias.$Y$2:.$Y$39])" office:value-type="float" office:value="0" calcext:value-type="float">
            <text:p>0</text:p>
          </table:table-cell>
          <table:table-cell table:style-name="ce2" table:formula="of:=SUM([$Asistencias.$Z$2:.$Z$39])" office:value-type="float" office:value="0" calcext:value-type="float">
            <text:p>0</text:p>
          </table:table-cell>
          <table:table-cell table:style-name="ce2" table:formula="of:=SUM([$Asistencias.$AA$2:.$AA$39])" office:value-type="float" office:value="0" calcext:value-type="float">
            <text:p>0</text:p>
          </table:table-cell>
          <table:table-cell table:style-name="ce2" table:formula="of:=SUM([$Asistencias.$AB$2:.$AB$39])" office:value-type="float" office:value="0" calcext:value-type="float">
            <text:p>0</text:p>
          </table:table-cell>
          <table:table-cell table:style-name="ce2" table:formula="of:=SUM([$Asistencias.$AC$2:.$AC$39])" office:value-type="float" office:value="0" calcext:value-type="float">
            <text:p>0</text:p>
          </table:table-cell>
          <table:table-cell table:style-name="ce2" table:formula="of:=SUM([$Asistencias.$AD$2:.$AD$39])" office:value-type="float" office:value="0" calcext:value-type="float">
            <text:p>0</text:p>
          </table:table-cell>
          <table:table-cell table:style-name="ce2" table:formula="of:=SUM([$Asistencias.$AE$2:.$AE$39])" office:value-type="float" office:value="0" calcext:value-type="float">
            <text:p>0</text:p>
          </table:table-cell>
          <table:table-cell table:style-name="ce2" table:formula="of:=SUM([$Asistencias.$AF$2:.$AF$39])" office:value-type="float" office:value="0" calcext:value-type="float">
            <text:p>0</text:p>
          </table:table-cell>
          <table:table-cell table:style-name="ce2" table:formula="of:=SUM([$Asistencias.$AG$2:.$AG$39])" office:value-type="float" office:value="0" calcext:value-type="float">
            <text:p>0</text:p>
          </table:table-cell>
          <table:table-cell table:style-name="ce2" table:formula="of:=SUM([$Asistencias.$AH$2:.$AH$39])" office:value-type="float" office:value="0" calcext:value-type="float">
            <text:p>0</text:p>
          </table:table-cell>
          <table:table-cell table:style-name="ce2" table:formula="of:=SUM([$Asistencias.$AI$2:.$AI$39])" office:value-type="float" office:value="0" calcext:value-type="float">
            <text:p>0</text:p>
          </table:table-cell>
          <table:table-cell table:style-name="ce2" table:formula="of:=SUM([$Asistencias.$AJ$2:.$AJ$39])" office:value-type="float" office:value="0" calcext:value-type="float">
            <text:p>0</text:p>
          </table:table-cell>
          <table:table-cell table:style-name="ce2" table:formula="of:=SUM([$Asistencias.$AK$2:.$AK$39])" office:value-type="float" office:value="0" calcext:value-type="float">
            <text:p>0</text:p>
          </table:table-cell>
          <table:table-cell table:style-name="ce2" table:formula="of:=SUM([$Asistencias.$AL$2:.$AL$39])" office:value-type="float" office:value="0" calcext:value-type="float">
            <text:p>0</text:p>
          </table:table-cell>
          <table:table-cell table:style-name="ce2" table:formula="of:=SUM([$Asistencias.$AM$2:.$AM$39])" office:value-type="float" office:value="0" calcext:value-type="float">
            <text:p>0</text:p>
          </table:table-cell>
          <table:table-cell table:style-name="ce2" table:formula="of:=SUM([$Asistencias.$AN$2:.$AN$39])" office:value-type="float" office:value="0" calcext:value-type="float">
            <text:p>0</text:p>
          </table:table-cell>
          <table:table-cell table:style-name="ce2" table:formula="of:=SUM([$Asistencias.$AO$2:.$AO$39])" office:value-type="float" office:value="0" calcext:value-type="float">
            <text:p>0</text:p>
          </table:table-cell>
          <table:table-cell table:style-name="ce2" table:formula="of:=SUM([$Asistencias.$AP$2:.$AP$39])" office:value-type="float" office:value="0" calcext:value-type="float">
            <text:p>0</text:p>
          </table:table-cell>
          <table:table-cell table:style-name="ce2" table:formula="of:=SUM([$Asistencias.$AQ$2:.$AQ$39])" office:value-type="float" office:value="0" calcext:value-type="float">
            <text:p>0</text:p>
          </table:table-cell>
          <table:table-cell table:style-name="ce2" table:formula="of:=SUM([$Asistencias.$AR$2:.$AR$39])" office:value-type="float" office:value="0" calcext:value-type="float">
            <text:p>0</text:p>
          </table:table-cell>
          <table:table-cell table:style-name="ce2" table:formula="of:=SUM([$Asistencias.$AS$2:.$AS$39])" office:value-type="float" office:value="0" calcext:value-type="float">
            <text:p>0</text:p>
          </table:table-cell>
          <table:table-cell table:style-name="ce2" table:formula="of:=SUM([$Asistencias.$AT$2:.$AT$39])" office:value-type="float" office:value="0" calcext:value-type="float">
            <text:p>0</text:p>
          </table:table-cell>
          <table:table-cell table:style-name="ce2" table:formula="of:=SUM([$Asistencias.$AU$2:.$AU$39])" office:value-type="float" office:value="0" calcext:value-type="float">
            <text:p>0</text:p>
          </table:table-cell>
          <table:table-cell table:style-name="ce2"/>
          <table:table-cell table:style-name="ce25"/>
          <table:table-cell table:number-columns-repeated="16335"/>
        </table:table-row>
        <table:table-row table:style-name="ro3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3" table:default-cell-style-name="Default"/>
        <table:table-row table:style-name="ro4"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19" office:value-type="string" calcext:value-type="string">
            <text:p>Código</text:p>
          </table:table-cell>
          <table:table-cell table:style-name="ce43" table:number-columns-repeated="2"/>
          <table:table-cell table:style-name="ce46" table:number-columns-repeated="3"/>
          <table:table-cell table:style-name="ce43"/>
          <table:table-cell table:style-name="ce46" office:value-type="string" calcext:value-type="string">
            <text:p>Column8</text:p>
          </table:table-cell>
          <table:table-cell table:style-name="ce46" office:value-type="string" calcext:value-type="string">
            <text:p>Column9</text:p>
          </table:table-cell>
          <table:table-cell table:style-name="ce46" office:value-type="string" calcext:value-type="string">
            <text:p>Column10</text:p>
          </table:table-cell>
          <table:table-cell table:style-name="ce46" office:value-type="string" calcext:value-type="string">
            <text:p>Column11</text:p>
          </table:table-cell>
          <table:table-cell table:style-name="ce46" office:value-type="string" calcext:value-type="string">
            <text:p>Column12</text:p>
          </table:table-cell>
          <table:table-cell table:style-name="ce46" office:value-type="string" calcext:value-type="string">
            <text:p>Column13</text:p>
          </table:table-cell>
          <table:table-cell table:style-name="ce46" office:value-type="string" calcext:value-type="string">
            <text:p>Column14</text:p>
          </table:table-cell>
          <table:table-cell table:style-name="ce46" office:value-type="string" calcext:value-type="string">
            <text:p>Column15</text:p>
          </table:table-cell>
          <table:table-cell table:style-name="ce46" office:value-type="string" calcext:value-type="string">
            <text:p>Column16</text:p>
          </table:table-cell>
          <table:table-cell table:style-name="ce46" office:value-type="string" calcext:value-type="string">
            <text:p>Column17</text:p>
          </table:table-cell>
          <table:table-cell table:style-name="ce46" office:value-type="string" calcext:value-type="string">
            <text:p>Column18</text:p>
          </table:table-cell>
          <table:table-cell table:style-name="ce46" office:value-type="string" calcext:value-type="string">
            <text:p>Column19</text:p>
          </table:table-cell>
          <table:table-cell table:style-name="ce46" office:value-type="string" calcext:value-type="string">
            <text:p>Column20</text:p>
          </table:table-cell>
          <table:table-cell table:style-name="ce46" office:value-type="string" calcext:value-type="string">
            <text:p>Column21</text:p>
          </table:table-cell>
          <table:table-cell table:style-name="ce46" office:value-type="string" calcext:value-type="string">
            <text:p>Column22</text:p>
          </table:table-cell>
          <table:table-cell table:style-name="ce46" office:value-type="string" calcext:value-type="string">
            <text:p>Column23</text:p>
          </table:table-cell>
          <table:table-cell table:style-name="ce46" office:value-type="string" calcext:value-type="string">
            <text:p>Column24</text:p>
          </table:table-cell>
          <table:table-cell table:style-name="ce46" office:value-type="string" calcext:value-type="string">
            <text:p>Column25</text:p>
          </table:table-cell>
          <table:table-cell table:style-name="ce46" office:value-type="string" calcext:value-type="string">
            <text:p>Column26</text:p>
          </table:table-cell>
          <table:table-cell table:style-name="ce46" office:value-type="string" calcext:value-type="string">
            <text:p>Column27</text:p>
          </table:table-cell>
          <table:table-cell table:style-name="ce46" office:value-type="string" calcext:value-type="string">
            <text:p>Column28</text:p>
          </table:table-cell>
          <table:table-cell table:style-name="ce46" office:value-type="string" calcext:value-type="string">
            <text:p>Column29</text:p>
          </table:table-cell>
          <table:table-cell table:style-name="ce46" office:value-type="string" calcext:value-type="string">
            <text:p>Column30</text:p>
          </table:table-cell>
          <table:table-cell table:style-name="ce46" office:value-type="string" calcext:value-type="string">
            <text:p>Column31</text:p>
          </table:table-cell>
          <table:table-cell table:style-name="ce46" office:value-type="string" calcext:value-type="string">
            <text:p>Column32</text:p>
          </table:table-cell>
          <table:table-cell table:style-name="ce46" office:value-type="string" calcext:value-type="string">
            <text:p>Column33</text:p>
          </table:table-cell>
          <table:table-cell table:style-name="ce46" office:value-type="string" calcext:value-type="string">
            <text:p>Column34</text:p>
          </table:table-cell>
          <table:table-cell table:style-name="ce46" office:value-type="string" calcext:value-type="string">
            <text:p>Column35</text:p>
          </table:table-cell>
          <table:table-cell table:style-name="ce46" office:value-type="string" calcext:value-type="string">
            <text:p>Column36</text:p>
          </table:table-cell>
          <table:table-cell table:style-name="ce46" office:value-type="string" calcext:value-type="string">
            <text:p>Column37</text:p>
          </table:table-cell>
          <table:table-cell table:style-name="ce46" office:value-type="string" calcext:value-type="string">
            <text:p>Column38</text:p>
          </table:table-cell>
          <table:table-cell table:style-name="ce46" office:value-type="string" calcext:value-type="string">
            <text:p>Column39</text:p>
          </table:table-cell>
          <table:table-cell table:style-name="ce46" office:value-type="string" calcext:value-type="string">
            <text:p>Column40</text:p>
          </table:table-cell>
          <table:table-cell table:style-name="ce46" office:value-type="string" calcext:value-type="string">
            <text:p>Column41</text:p>
          </table:table-cell>
          <table:table-cell table:style-name="ce46" office:value-type="string" calcext:value-type="string">
            <text:p>Column42</text:p>
          </table:table-cell>
          <table:table-cell table:style-name="ce46" office:value-type="string" calcext:value-type="string">
            <text:p>Total</text:p>
          </table:table-cell>
          <table:table-cell table:style-name="ce50" office:value-type="string" calcext:value-type="string">
            <text:p>Porcentaje</text:p>
          </table:table-cell>
        </table:table-row>
        <table:table-row table:style-name="ro5">
          <table:table-cell table:style-name="ce2" office:value-type="string" calcext:value-type="string">
            <text:p>Acosta Páez</text:p>
          </table:table-cell>
          <table:table-cell table:style-name="ce2" office:value-type="string" calcext:value-type="string">
            <text:p>José Albert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2:.$AU2]);&quot;/&quot;;COUNTA([$Asistencias.$G2:.$AU2]))" office:value-type="string" office:string-value="8/10" calcext:value-type="string">
            <text:p>8/10</text:p>
          </table:table-cell>
          <table:table-cell table:style-name="ce23" table:formula="of:=SUM([$Asistencias.$G2:.$AU2])/COUNTA([$Asistencias.$G2:.$AU2])" office:value-type="percentage" office:value="0.8" calcext:value-type="percentage">
            <text:p>80%</text:p>
          </table:table-cell>
        </table:table-row>
        <table:table-row table:style-name="ro6">
          <table:table-cell table:style-name="ce2" office:value-type="string" calcext:value-type="string">
            <text:p>Ahumada Sandoval</text:p>
          </table:table-cell>
          <table:table-cell table:style-name="ce2" office:value-type="string" calcext:value-type="string">
            <text:p>Daniel</text:p>
          </table:table-cell>
          <table:table-cell table:style-name="ce56" office:value-type="float" office:value="221348473" calcext:value-type="float">
            <text:p>221348473</text:p>
          </table:table-cell>
          <table:table-cell table:style-name="ce2" table:number-columns-repeated="41"/>
          <table:table-cell table:style-name="ce20" table:formula="of:=COM.MICROSOFT.CONCAT(SUM([$Asistencias.$G3:.$AU3]);&quot;/&quot;;COUNTA([$Asistencias.$G3:.$AU3]))" office:value-type="string" office:string-value="7/11" calcext:value-type="string">
            <text:p>7/11</text:p>
          </table:table-cell>
          <table:table-cell table:style-name="ce23" table:formula="of:=SUM([$Asistencias.$G3:.$AU3])/COUNTA([$Asistencias.$G3:.$AU3])" office:value-type="percentage" office:value="0.636363636363636" calcext:value-type="percentage">
            <text:p>64%</text:p>
          </table:table-cell>
        </table:table-row>
        <table:table-row table:style-name="ro6">
          <table:table-cell table:style-name="ce2" office:value-type="string" calcext:value-type="string">
            <text:p>Alvarez Navarro</text:p>
          </table:table-cell>
          <table:table-cell table:style-name="ce2" office:value-type="string" calcext:value-type="string">
            <text:p>Alejandra</text:p>
          </table:table-cell>
          <table:table-cell table:style-name="ce56" office:value-type="float" office:value="219523063" calcext:value-type="float">
            <text:p>219523063</text:p>
          </table:table-cell>
          <table:table-cell table:style-name="ce2" table:number-columns-repeated="41"/>
          <table:table-cell table:style-name="ce2" table:formula="of:=COM.MICROSOFT.CONCAT(SUM([$Asistencias.$G4:.$AU4]);&quot;/&quot;;COUNTA([$Asistencias.$G4:.$AU4]))" office:value-type="string" office:string-value="11/11" calcext:value-type="string">
            <text:p>11/11</text:p>
          </table:table-cell>
          <table:table-cell table:style-name="ce23" table:formula="of:=SUM([$Asistencias.$G4:.$AU4])/COUNTA([$Asistencias.$G4:.$AU4])" office:value-type="percentage" office:value="1" calcext:value-type="percentage">
            <text:p>100%</text:p>
          </table:table-cell>
        </table:table-row>
        <table:table-row table:style-name="ro6">
          <table:table-cell table:style-name="ce3" office:value-type="string" calcext:value-type="string">
            <text:p>Bahena García </text:p>
          </table:table-cell>
          <table:table-cell table:style-name="ce3" office:value-type="string" calcext:value-type="string">
            <text:p>Gladys Karewit</text:p>
          </table:table-cell>
          <table:table-cell table:style-name="ce7" office:value-type="float" office:value="222306812" calcext:value-type="float">
            <text:p>222306812</text:p>
          </table:table-cell>
          <table:table-cell table:style-name="ce3" table:number-columns-repeated="41"/>
          <table:table-cell table:style-name="ce3" table:formula="of:=COM.MICROSOFT.CONCAT(SUM([$Asistencias.$G5:.$AU5]);&quot;/&quot;;COUNTA([$Asistencias.$G5:.$AU5]))" office:value-type="string" office:string-value="9/11" calcext:value-type="string">
            <text:p>9/11</text:p>
          </table:table-cell>
          <table:table-cell table:style-name="ce24" table:formula="of:=SUM([$Asistencias.$G5:.$AU5])/COUNTA([$Asistencias.$G5:.$AU5])" office:value-type="percentage" office:value="0.818181818181818" calcext:value-type="percentage">
            <text:p>82%</text:p>
          </table:table-cell>
        </table:table-row>
        <table:table-row table:style-name="ro5">
          <table:table-cell table:style-name="ce2" office:value-type="string" calcext:value-type="string">
            <text:p>Castellanos Barajas</text:p>
          </table:table-cell>
          <table:table-cell table:style-name="ce2" office:value-type="string" calcext:value-type="string">
            <text:p>Carlos Daniel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6:.$AU6]);&quot;/&quot;;COUNTA([$Asistencias.$G6:.$AU6]))" office:value-type="string" office:string-value="11/11" calcext:value-type="string">
            <text:p>11/11</text:p>
          </table:table-cell>
          <table:table-cell table:style-name="ce23" table:formula="of:=SUM([$Asistencias.$G6:.$AU6])/COUNTA([$Asistencias.$G6:.$AU6])" office:value-type="percentage" office:value="1" calcext:value-type="percentage">
            <text:p>100%</text:p>
          </table:table-cell>
        </table:table-row>
        <table:table-row table:style-name="ro6">
          <table:table-cell table:style-name="ce3" office:value-type="string" calcext:value-type="string">
            <text:p>Cortés Morales</text:p>
          </table:table-cell>
          <table:table-cell table:style-name="ce3" office:value-type="string" calcext:value-type="string">
            <text:p>Jennifer Guadalupe</text:p>
          </table:table-cell>
          <table:table-cell table:style-name="ce7" office:value-type="float" office:value="218021188" calcext:value-type="float">
            <text:p>218021188</text:p>
          </table:table-cell>
          <table:table-cell table:style-name="ce3" table:number-columns-repeated="41"/>
          <table:table-cell table:style-name="ce21" table:formula="of:=COM.MICROSOFT.CONCAT(SUM([$Asistencias.$G7:.$AU7]);&quot;/&quot;;COUNTA([$Asistencias.$G7:.$AU7]))" office:value-type="string" office:string-value="9/11" calcext:value-type="string">
            <text:p>9/11</text:p>
          </table:table-cell>
          <table:table-cell table:style-name="ce24" table:formula="of:=SUM([$Asistencias.$G7:.$AU7])/COUNTA([$Asistencias.$G7:.$AU7])" office:value-type="percentage" office:value="0.818181818181818" calcext:value-type="percentage">
            <text:p>82%</text:p>
          </table:table-cell>
        </table:table-row>
        <table:table-row table:style-name="ro5">
          <table:table-cell table:style-name="ce2" office:value-type="string" calcext:value-type="string">
            <text:p>Diaz Ramirez</text:p>
          </table:table-cell>
          <table:table-cell table:style-name="ce2" office:value-type="string" calcext:value-type="string">
            <text:p>Diana Alejandra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8:.$AU8]);&quot;/&quot;;COUNTA([$Asistencias.$G8:.$AU8]))" office:value-type="string" office:string-value="11/11" calcext:value-type="string">
            <text:p>11/11</text:p>
          </table:table-cell>
          <table:table-cell table:style-name="ce23" table:formula="of:=SUM([$Asistencias.$G8:.$AU8])/COUNTA([$Asistencias.$G8:.$AU8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Escoto Rico </text:p>
          </table:table-cell>
          <table:table-cell table:style-name="ce2" office:value-type="string" calcext:value-type="string">
            <text:p>Jose Yahir 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9:.$AU9]);&quot;/&quot;;COUNTA([$Asistencias.$G9:.$AU9]))" office:value-type="string" office:string-value="11/11" calcext:value-type="string">
            <text:p>11/11</text:p>
          </table:table-cell>
          <table:table-cell table:style-name="ce23" table:formula="of:=SUM([$Asistencias.$G9:.$AU9])/COUNTA([$Asistencias.$G9:.$AU9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Garcia Zaragoza</text:p>
          </table:table-cell>
          <table:table-cell table:style-name="ce2" office:value-type="string" calcext:value-type="string">
            <text:p>Osvald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0:.$AU10]);&quot;/&quot;;COUNTA([$Asistencias.$G10:.$AU10]))" office:value-type="string" office:string-value="11/11" calcext:value-type="string">
            <text:p>11/11</text:p>
          </table:table-cell>
          <table:table-cell table:style-name="ce23" table:formula="of:=SUM([$Asistencias.$G10:.$AU10])/COUNTA([$Asistencias.$G10:.$AU10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Gonzalez Arriola </text:p>
          </table:table-cell>
          <table:table-cell table:style-name="ce2" office:value-type="string" calcext:value-type="string">
            <text:p>Cristian Maurici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1:.$AU11]);&quot;/&quot;;COUNTA([$Asistencias.$G11:.$AU11]))" office:value-type="string" office:string-value="9/10" calcext:value-type="string">
            <text:p>9/10</text:p>
          </table:table-cell>
          <table:table-cell table:style-name="ce23" table:formula="of:=SUM([$Asistencias.$G11:.$AU11])/COUNTA([$Asistencias.$G11:.$AU11])" office:value-type="percentage" office:value="0.9" calcext:value-type="percentage">
            <text:p>90%</text:p>
          </table:table-cell>
        </table:table-row>
        <table:table-row table:style-name="ro5">
          <table:table-cell table:style-name="ce2" office:value-type="string" calcext:value-type="string">
            <text:p>Henandez Lugo</text:p>
          </table:table-cell>
          <table:table-cell table:style-name="ce2" office:value-type="string" calcext:value-type="string">
            <text:p>Oswaldo Alejandr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2:.$AU12]);&quot;/&quot;;COUNTA([$Asistencias.$G12:.$AU12]))" office:value-type="string" office:string-value="8/11" calcext:value-type="string">
            <text:p>8/11</text:p>
          </table:table-cell>
          <table:table-cell table:style-name="ce23" table:formula="of:=SUM([$Asistencias.$G12:.$AU12])/COUNTA([$Asistencias.$G12:.$AU12])" office:value-type="percentage" office:value="0.727272727272727" calcext:value-type="percentage">
            <text:p>73%</text:p>
          </table:table-cell>
        </table:table-row>
        <table:table-row table:style-name="ro6">
          <table:table-cell table:style-name="ce3" office:value-type="string" calcext:value-type="string">
            <text:p>Iñiguez Ramirez</text:p>
          </table:table-cell>
          <table:table-cell table:style-name="ce3" office:value-type="string" calcext:value-type="string">
            <text:p>Rafael</text:p>
          </table:table-cell>
          <table:table-cell table:style-name="ce7" office:value-type="float" office:value="222789112" calcext:value-type="float">
            <text:p>222789112</text:p>
          </table:table-cell>
          <table:table-cell table:style-name="ce3" table:number-columns-repeated="41"/>
          <table:table-cell table:style-name="ce3" table:formula="of:=COM.MICROSOFT.CONCAT(SUM([$Asistencias.$G13:.$AU13]);&quot;/&quot;;COUNTA([$Asistencias.$G13:.$AU13]))" office:value-type="string" office:string-value="9/11" calcext:value-type="string">
            <text:p>9/11</text:p>
          </table:table-cell>
          <table:table-cell table:style-name="ce24" table:formula="of:=SUM([$Asistencias.$G13:.$AU13])/COUNTA([$Asistencias.$G13:.$AU13])" office:value-type="percentage" office:value="0.818181818181818" calcext:value-type="percentage">
            <text:p>82%</text:p>
          </table:table-cell>
        </table:table-row>
        <table:table-row table:style-name="ro6">
          <table:table-cell table:style-name="ce3" office:value-type="string" calcext:value-type="string">
            <text:p>Jauregui Lara</text:p>
          </table:table-cell>
          <table:table-cell table:style-name="ce3" office:value-type="string" calcext:value-type="string">
            <text:p>Abdiel</text:p>
          </table:table-cell>
          <table:table-cell table:style-name="ce7" office:value-type="float" office:value="217668285" calcext:value-type="float">
            <text:p>217668285</text:p>
          </table:table-cell>
          <table:table-cell table:style-name="ce3" table:number-columns-repeated="41"/>
          <table:table-cell table:style-name="ce21" table:formula="of:=COM.MICROSOFT.CONCAT(SUM([$Asistencias.$G14:.$AU14]);&quot;/&quot;;COUNTA([$Asistencias.$G14:.$AU14]))" office:value-type="string" office:string-value="5/10" calcext:value-type="string">
            <text:p>5/10</text:p>
          </table:table-cell>
          <table:table-cell table:style-name="ce24" table:formula="of:=SUM([$Asistencias.$G14:.$AU14])/COUNTA([$Asistencias.$G14:.$AU14])" office:value-type="percentage" office:value="0.5" calcext:value-type="percentage">
            <text:p>50%</text:p>
          </table:table-cell>
        </table:table-row>
        <table:table-row table:style-name="ro6">
          <table:table-cell table:style-name="ce3" office:value-type="string" calcext:value-type="string">
            <text:p>Lazcano Tovar</text:p>
          </table:table-cell>
          <table:table-cell table:style-name="ce3" office:value-type="string" calcext:value-type="string">
            <text:p>Estefany Paola</text:p>
          </table:table-cell>
          <table:table-cell table:style-name="ce7" office:value-type="float" office:value="222306642" calcext:value-type="float">
            <text:p>222306642</text:p>
          </table:table-cell>
          <table:table-cell table:style-name="ce3" table:number-columns-repeated="41"/>
          <table:table-cell table:style-name="ce21" table:formula="of:=COM.MICROSOFT.CONCAT(SUM([$Asistencias.$G15:.$AU15]);&quot;/&quot;;COUNTA([$Asistencias.$G15:.$AU15]))" office:value-type="string" office:string-value="8/10" calcext:value-type="string">
            <text:p>8/10</text:p>
          </table:table-cell>
          <table:table-cell table:style-name="ce24" table:formula="of:=SUM([$Asistencias.$G15:.$AU15])/COUNTA([$Asistencias.$G15:.$AU15])" office:value-type="percentage" office:value="0.8" calcext:value-type="percentage">
            <text:p>80%</text:p>
          </table:table-cell>
        </table:table-row>
        <table:table-row table:style-name="ro6">
          <table:table-cell table:style-name="ce2" office:value-type="string" calcext:value-type="string">
            <text:p>Lomelí Garcia </text:p>
          </table:table-cell>
          <table:table-cell table:style-name="ce2" office:value-type="string" calcext:value-type="string">
            <text:p>Ana Janeth</text:p>
          </table:table-cell>
          <table:table-cell table:style-name="ce56" office:value-type="float" office:value="218426978" calcext:value-type="float">
            <text:p>218426978</text:p>
          </table:table-cell>
          <table:table-cell table:style-name="ce2" table:number-columns-repeated="41"/>
          <table:table-cell table:style-name="ce2" table:formula="of:=COM.MICROSOFT.CONCAT(SUM([$Asistencias.$G16:.$AU16]);&quot;/&quot;;COUNTA([$Asistencias.$G16:.$AU16]))" office:value-type="string" office:string-value="11/11" calcext:value-type="string">
            <text:p>11/11</text:p>
          </table:table-cell>
          <table:table-cell table:style-name="ce23" table:formula="of:=SUM([$Asistencias.$G16:.$AU16])/COUNTA([$Asistencias.$G16:.$AU16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Lopez Paez</text:p>
          </table:table-cell>
          <table:table-cell table:style-name="ce2" office:value-type="string" calcext:value-type="string">
            <text:p>Alejandr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7:.$AU17]);&quot;/&quot;;COUNTA([$Asistencias.$G17:.$AU17]))" office:value-type="string" office:string-value="9/10" calcext:value-type="string">
            <text:p>9/10</text:p>
          </table:table-cell>
          <table:table-cell table:style-name="ce23" table:formula="of:=SUM([$Asistencias.$G17:.$AU17])/COUNTA([$Asistencias.$G17:.$AU17])" office:value-type="percentage" office:value="0.9" calcext:value-type="percentage">
            <text:p>90%</text:p>
          </table:table-cell>
        </table:table-row>
        <table:table-row table:style-name="ro5">
          <table:table-cell table:style-name="ce2" office:value-type="string" calcext:value-type="string">
            <text:p>Mandujano Morán</text:p>
          </table:table-cell>
          <table:table-cell table:style-name="ce2" office:value-type="string" calcext:value-type="string">
            <text:p>Fátima Paola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8:.$AU18]);&quot;/&quot;;COUNTA([$Asistencias.$G18:.$AU18]))" office:value-type="string" office:string-value="9/10" calcext:value-type="string">
            <text:p>9/10</text:p>
          </table:table-cell>
          <table:table-cell table:style-name="ce23" table:formula="of:=SUM([$Asistencias.$G18:.$AU18])/COUNTA([$Asistencias.$G18:.$AU18])" office:value-type="percentage" office:value="0.9" calcext:value-type="percentage">
            <text:p>90%</text:p>
          </table:table-cell>
        </table:table-row>
        <table:table-row table:style-name="ro5">
          <table:table-cell table:style-name="ce2" office:value-type="string" calcext:value-type="string">
            <text:p>Martinez Murillo</text:p>
          </table:table-cell>
          <table:table-cell table:style-name="ce2" office:value-type="string" calcext:value-type="string">
            <text:p>Rafael Emmanuel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19:.$AU19]);&quot;/&quot;;COUNTA([$Asistencias.$G19:.$AU19]))" office:value-type="string" office:string-value="4/12" calcext:value-type="string">
            <text:p>4/12</text:p>
          </table:table-cell>
          <table:table-cell table:style-name="ce23" table:formula="of:=SUM([$Asistencias.$G19:.$AU19])/COUNTA([$Asistencias.$G19:.$AU19])" office:value-type="percentage" office:value="0.333333333333333" calcext:value-type="percentage">
            <text:p>33%</text:p>
          </table:table-cell>
        </table:table-row>
        <table:table-row table:style-name="ro6">
          <table:table-cell table:style-name="ce2" office:value-type="string" calcext:value-type="string">
            <text:p>Núñez Sánchez</text:p>
          </table:table-cell>
          <table:table-cell table:style-name="ce2" office:value-type="string" calcext:value-type="string">
            <text:p>Christopher</text:p>
          </table:table-cell>
          <table:table-cell table:style-name="ce56" office:value-type="float" office:value="222789465" calcext:value-type="float">
            <text:p>222789465</text:p>
          </table:table-cell>
          <table:table-cell table:style-name="ce2" table:number-columns-repeated="41"/>
          <table:table-cell table:style-name="ce2" table:formula="of:=COM.MICROSOFT.CONCAT(SUM([$Asistencias.$G20:.$AU20]);&quot;/&quot;;COUNTA([$Asistencias.$G20:.$AU20]))" office:value-type="string" office:string-value="10/10" calcext:value-type="string">
            <text:p>10/10</text:p>
          </table:table-cell>
          <table:table-cell table:style-name="ce23" table:formula="of:=SUM([$Asistencias.$G20:.$AU20])/COUNTA([$Asistencias.$G20:.$AU20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Quezada Garcia</text:p>
          </table:table-cell>
          <table:table-cell table:style-name="ce2" office:value-type="string" calcext:value-type="string">
            <text:p>Sarahi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21:.$AU21]);&quot;/&quot;;COUNTA([$Asistencias.$G21:.$AU21]))" office:value-type="string" office:string-value="11/11" calcext:value-type="string">
            <text:p>11/11</text:p>
          </table:table-cell>
          <table:table-cell table:style-name="ce23" table:formula="of:=SUM([$Asistencias.$G21:.$AU21])/COUNTA([$Asistencias.$G21:.$AU21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Ramírez Aguilar</text:p>
          </table:table-cell>
          <table:table-cell table:style-name="ce2" office:value-type="string" calcext:value-type="string">
            <text:p>Alejandra Lizbeth</text:p>
          </table:table-cell>
          <table:table-cell table:style-name="ce56"/>
          <table:table-cell table:style-name="ce2" table:number-columns-repeated="5"/>
          <table:table-cell table:style-name="ce20"/>
          <table:table-cell table:style-name="ce2" table:number-columns-repeated="35"/>
          <table:table-cell table:style-name="ce2" table:formula="of:=COM.MICROSOFT.CONCAT(SUM([$Asistencias.$G22:.$AU22]);&quot;/&quot;;COUNTA([$Asistencias.$G22:.$AU22]))" office:value-type="string" office:string-value="11/11" calcext:value-type="string">
            <text:p>11/11</text:p>
          </table:table-cell>
          <table:table-cell table:style-name="ce23" table:formula="of:=SUM([$Asistencias.$G22:.$AU22])/COUNTA([$Asistencias.$G22:.$AU22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Razon Venegas</text:p>
          </table:table-cell>
          <table:table-cell table:style-name="ce2" office:value-type="string" calcext:value-type="string">
            <text:p>Enrique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23:.$AU23]);&quot;/&quot;;COUNTA([$Asistencias.$G23:.$AU23]))" office:value-type="string" office:string-value="9/10" calcext:value-type="string">
            <text:p>9/10</text:p>
          </table:table-cell>
          <table:table-cell table:style-name="ce23" table:formula="of:=SUM([$Asistencias.$G23:.$AU23])/COUNTA([$Asistencias.$G23:.$AU23])" office:value-type="percentage" office:value="0.9" calcext:value-type="percentage">
            <text:p>90%</text:p>
          </table:table-cell>
        </table:table-row>
        <table:table-row table:style-name="ro6">
          <table:table-cell table:style-name="ce2" office:value-type="string" calcext:value-type="string">
            <text:p>Robledo Martínez</text:p>
          </table:table-cell>
          <table:table-cell table:style-name="ce2" office:value-type="string" calcext:value-type="string">
            <text:p>Rodolfo</text:p>
          </table:table-cell>
          <table:table-cell table:style-name="ce56" office:value-type="float" office:value="222789368" calcext:value-type="float">
            <text:p>222789368</text:p>
          </table:table-cell>
          <table:table-cell table:style-name="ce2" table:number-columns-repeated="41"/>
          <table:table-cell table:style-name="ce2" table:formula="of:=COM.MICROSOFT.CONCAT(SUM([$Asistencias.$G24:.$AU24]);&quot;/&quot;;COUNTA([$Asistencias.$G24:.$AU24]))" office:value-type="string" office:string-value="11/11" calcext:value-type="string">
            <text:p>11/11</text:p>
          </table:table-cell>
          <table:table-cell table:style-name="ce23" table:formula="of:=SUM([$Asistencias.$G24:.$AU24])/COUNTA([$Asistencias.$G24:.$AU24])" office:value-type="percentage" office:value="1" calcext:value-type="percentage">
            <text:p>100%</text:p>
          </table:table-cell>
        </table:table-row>
        <table:table-row table:style-name="ro6">
          <table:table-cell table:style-name="ce3" office:value-type="string" calcext:value-type="string">
            <text:p>Rodriguez Gomez</text:p>
          </table:table-cell>
          <table:table-cell table:style-name="ce3" office:value-type="string" calcext:value-type="string">
            <text:p>Jahir Alejandro</text:p>
          </table:table-cell>
          <table:table-cell table:style-name="ce7" office:value-type="float" office:value="218150824" calcext:value-type="float">
            <text:p>218150824</text:p>
          </table:table-cell>
          <table:table-cell table:style-name="ce3" table:number-columns-repeated="41"/>
          <table:table-cell table:style-name="ce21" table:formula="of:=COM.MICROSOFT.CONCAT(SUM([$Asistencias.$G25:.$AU25]);&quot;/&quot;;COUNTA([$Asistencias.$G25:.$AU25]))" office:value-type="string" office:string-value="8/11" calcext:value-type="string">
            <text:p>8/11</text:p>
          </table:table-cell>
          <table:table-cell table:style-name="ce24" table:formula="of:=SUM([$Asistencias.$G25:.$AU25])/COUNTA([$Asistencias.$G25:.$AU25])" office:value-type="percentage" office:value="0.727272727272727" calcext:value-type="percentage">
            <text:p>73%</text:p>
          </table:table-cell>
        </table:table-row>
        <table:table-row table:style-name="ro6">
          <table:table-cell table:style-name="ce2" office:value-type="string" calcext:value-type="string">
            <text:p>Rodríguez Guzmán</text:p>
          </table:table-cell>
          <table:table-cell table:style-name="ce2" office:value-type="string" calcext:value-type="string">
            <text:p>Alan Antonio</text:p>
          </table:table-cell>
          <table:table-cell table:style-name="ce56" office:value-type="float" office:value="219429156" calcext:value-type="float">
            <text:p>219429156</text:p>
          </table:table-cell>
          <table:table-cell table:style-name="ce2" table:number-columns-repeated="41"/>
          <table:table-cell table:style-name="ce2" table:formula="of:=COM.MICROSOFT.CONCAT(SUM([$Asistencias.$G26:.$AU26]);&quot;/&quot;;COUNTA([$Asistencias.$G26:.$AU26]))" office:value-type="string" office:string-value="8/11" calcext:value-type="string">
            <text:p>8/11</text:p>
          </table:table-cell>
          <table:table-cell table:style-name="ce23" table:formula="of:=SUM([$Asistencias.$G26:.$AU26])/COUNTA([$Asistencias.$G26:.$AU26])" office:value-type="percentage" office:value="0.727272727272727" calcext:value-type="percentage">
            <text:p>73%</text:p>
          </table:table-cell>
        </table:table-row>
        <table:table-row table:style-name="ro5">
          <table:table-cell table:style-name="ce2" office:value-type="string" calcext:value-type="string">
            <text:p>Rodriguez Santos</text:p>
          </table:table-cell>
          <table:table-cell table:style-name="ce2" office:value-type="string" calcext:value-type="string">
            <text:p>Martin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27:.$AU27]);&quot;/&quot;;COUNTA([$Asistencias.$G27:.$AU27]))" office:value-type="string" office:string-value="10/11" calcext:value-type="string">
            <text:p>10/11</text:p>
          </table:table-cell>
          <table:table-cell table:style-name="ce23" table:formula="of:=SUM([$Asistencias.$G27:.$AU27])/COUNTA([$Asistencias.$G27:.$AU27])" office:value-type="percentage" office:value="0.909090909090909" calcext:value-type="percentage">
            <text:p>91%</text:p>
          </table:table-cell>
        </table:table-row>
        <table:table-row table:style-name="ro6">
          <table:table-cell table:style-name="ce2" office:value-type="string" calcext:value-type="string">
            <text:p>Romo Garcia</text:p>
          </table:table-cell>
          <table:table-cell table:style-name="ce2" office:value-type="string" calcext:value-type="string">
            <text:p>Cristopher Daniel</text:p>
          </table:table-cell>
          <table:table-cell table:style-name="ce56" office:value-type="float" office:value="219561704" calcext:value-type="float">
            <text:p>219561704</text:p>
          </table:table-cell>
          <table:table-cell table:style-name="ce2" table:number-columns-repeated="41"/>
          <table:table-cell table:style-name="ce2" table:formula="of:=COM.MICROSOFT.CONCAT(SUM([$Asistencias.$G28:.$AU28]);&quot;/&quot;;COUNTA([$Asistencias.$G28:.$AU28]))" office:value-type="string" office:string-value="11/11" calcext:value-type="string">
            <text:p>11/11</text:p>
          </table:table-cell>
          <table:table-cell table:style-name="ce23" table:formula="of:=SUM([$Asistencias.$G28:.$AU28])/COUNTA([$Asistencias.$G28:.$AU28])" office:value-type="percentage" office:value="1" calcext:value-type="percentage">
            <text:p>100%</text:p>
          </table:table-cell>
        </table:table-row>
        <table:table-row table:style-name="ro6">
          <table:table-cell table:style-name="ce3" office:value-type="string" calcext:value-type="string">
            <text:p>Ruíz Rizo </text:p>
          </table:table-cell>
          <table:table-cell table:style-name="ce3" office:value-type="string" calcext:value-type="string">
            <text:p>Ana Belén</text:p>
          </table:table-cell>
          <table:table-cell table:style-name="ce7" office:value-type="float" office:value="217561383" calcext:value-type="float">
            <text:p>217561383</text:p>
          </table:table-cell>
          <table:table-cell table:style-name="ce3" table:number-columns-repeated="41"/>
          <table:table-cell table:style-name="ce3" table:formula="of:=COM.MICROSOFT.CONCAT(SUM([$Asistencias.$G29:.$AU29]);&quot;/&quot;;COUNTA([$Asistencias.$G29:.$AU29]))" office:value-type="string" office:string-value="8/9" calcext:value-type="string">
            <text:p>8/9</text:p>
          </table:table-cell>
          <table:table-cell table:style-name="ce24" table:formula="of:=SUM([$Asistencias.$G29:.$AU29])/COUNTA([$Asistencias.$G29:.$AU29])" office:value-type="percentage" office:value="0.888888888888889" calcext:value-type="percentage">
            <text:p>89%</text:p>
          </table:table-cell>
        </table:table-row>
        <table:table-row table:style-name="ro5">
          <table:table-cell table:style-name="ce2" office:value-type="string" calcext:value-type="string">
            <text:p>Serna Morales </text:p>
          </table:table-cell>
          <table:table-cell table:style-name="ce2" office:value-type="string" calcext:value-type="string">
            <text:p>Alejandro Yael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0:.$AU30]);&quot;/&quot;;COUNTA([$Asistencias.$G30:.$AU30]))" office:value-type="string" office:string-value="11/11" calcext:value-type="string">
            <text:p>11/11</text:p>
          </table:table-cell>
          <table:table-cell table:style-name="ce23" table:formula="of:=SUM([$Asistencias.$G30:.$AU30])/COUNTA([$Asistencias.$G30:.$AU30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Solis Nava</text:p>
          </table:table-cell>
          <table:table-cell table:style-name="ce2" office:value-type="string" calcext:value-type="string">
            <text:p>Marcos Oscar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1:.$AU31]);&quot;/&quot;;COUNTA([$Asistencias.$G31:.$AU31]))" office:value-type="string" office:string-value="9/10" calcext:value-type="string">
            <text:p>9/10</text:p>
          </table:table-cell>
          <table:table-cell table:style-name="ce23" table:formula="of:=SUM([$Asistencias.$G31:.$AU31])/COUNTA([$Asistencias.$G31:.$AU31])" office:value-type="percentage" office:value="0.9" calcext:value-type="percentage">
            <text:p>90%</text:p>
          </table:table-cell>
        </table:table-row>
        <table:table-row table:style-name="ro5">
          <table:table-cell table:style-name="ce2" office:value-type="string" calcext:value-type="string">
            <text:p>Torres Mujica</text:p>
          </table:table-cell>
          <table:table-cell table:style-name="ce2" office:value-type="string" calcext:value-type="string">
            <text:p>Antoni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2:.$AU32]);&quot;/&quot;;COUNTA([$Asistencias.$G32:.$AU32]))" office:value-type="string" office:string-value="6/9" calcext:value-type="string">
            <text:p>6/9</text:p>
          </table:table-cell>
          <table:table-cell table:style-name="ce23" table:formula="of:=SUM([$Asistencias.$G32:.$AU32])/COUNTA([$Asistencias.$G32:.$AU32])" office:value-type="percentage" office:value="0.666666666666667" calcext:value-type="percentage">
            <text:p>67%</text:p>
          </table:table-cell>
        </table:table-row>
        <table:table-row table:style-name="ro5">
          <table:table-cell table:style-name="ce2" office:value-type="string" calcext:value-type="string">
            <text:p>Vega Vazquez </text:p>
          </table:table-cell>
          <table:table-cell table:style-name="ce2" office:value-type="string" calcext:value-type="string">
            <text:p>Angel David 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3:.$AU33]);&quot;/&quot;;COUNTA([$Asistencias.$G33:.$AU33]))" office:value-type="string" office:string-value="10/11" calcext:value-type="string">
            <text:p>10/11</text:p>
          </table:table-cell>
          <table:table-cell table:style-name="ce23" table:formula="of:=SUM([$Asistencias.$G33:.$AU33])/COUNTA([$Asistencias.$G33:.$AU33])" office:value-type="percentage" office:value="0.909090909090909" calcext:value-type="percentage">
            <text:p>91%</text:p>
          </table:table-cell>
        </table:table-row>
        <table:table-row table:style-name="ro5">
          <table:table-cell table:style-name="ce2" office:value-type="string" calcext:value-type="string">
            <text:p>Velázquez Núñez</text:p>
          </table:table-cell>
          <table:table-cell table:style-name="ce2" office:value-type="string" calcext:value-type="string">
            <text:p>Israel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4:.$AU34]);&quot;/&quot;;COUNTA([$Asistencias.$G34:.$AU34]))" office:value-type="string" office:string-value="10/10" calcext:value-type="string">
            <text:p>10/10</text:p>
          </table:table-cell>
          <table:table-cell table:style-name="ce23" table:formula="of:=SUM([$Asistencias.$G34:.$AU34])/COUNTA([$Asistencias.$G34:.$AU34])" office:value-type="percentage" office:value="1" calcext:value-type="percentage">
            <text:p>100%</text:p>
          </table:table-cell>
        </table:table-row>
        <table:table-row table:style-name="ro5">
          <table:table-cell table:style-name="ce2" office:value-type="string" calcext:value-type="string">
            <text:p>Villafaña Munguia</text:p>
          </table:table-cell>
          <table:table-cell table:style-name="ce2" office:value-type="string" calcext:value-type="string">
            <text:p>Moises Osvaldo</text:p>
          </table:table-cell>
          <table:table-cell table:style-name="ce56"/>
          <table:table-cell table:style-name="ce2" table:number-columns-repeated="41"/>
          <table:table-cell table:style-name="ce2" table:formula="of:=COM.MICROSOFT.CONCAT(SUM([$Asistencias.$G35:.$AU35]);&quot;/&quot;;COUNTA([$Asistencias.$G35:.$AU35]))" office:value-type="string" office:string-value="11/11" calcext:value-type="string">
            <text:p>11/11</text:p>
          </table:table-cell>
          <table:table-cell table:style-name="ce23" table:formula="of:=SUM([$Asistencias.$G35:.$AU35])/COUNTA([$Asistencias.$G35:.$AU35])" office:value-type="percentage" office:value="1" calcext:value-type="percentage">
            <text:p>100%</text:p>
          </table:table-cell>
        </table:table-row>
        <table:table-row table:style-name="ro6">
          <table:table-cell table:style-name="ce2" office:value-type="string" calcext:value-type="string">
            <text:p>Zuñiga Santillan</text:p>
          </table:table-cell>
          <table:table-cell table:style-name="ce2" office:value-type="string" calcext:value-type="string">
            <text:p>Hector Daniel</text:p>
          </table:table-cell>
          <table:table-cell table:style-name="ce56" office:value-type="float" office:value="222789244" calcext:value-type="float">
            <text:p>222789244</text:p>
          </table:table-cell>
          <table:table-cell table:style-name="ce2" table:number-columns-repeated="41"/>
          <table:table-cell table:style-name="ce2" table:formula="of:=COM.MICROSOFT.CONCAT(SUM([$Asistencias.$G36:.$AU36]);&quot;/&quot;;COUNTA([$Asistencias.$G36:.$AU36]))" office:value-type="string" office:string-value="9/10" calcext:value-type="string">
            <text:p>9/10</text:p>
          </table:table-cell>
          <table:table-cell table:style-name="ce23" table:formula="of:=SUM([$Asistencias.$G36:.$AU36])/COUNTA([$Asistencias.$G36:.$AU36])" office:value-type="percentage" office:value="0.9" calcext:value-type="percentage">
            <text:p>90%</text:p>
          </table:table-cell>
        </table:table-row>
        <table:table-row table:style-name="ro5">
          <table:table-cell table:style-name="ce2" table:number-columns-repeated="2"/>
          <table:table-cell table:style-name="ce56"/>
          <table:table-cell table:style-name="ce2" table:number-columns-repeated="41"/>
          <table:table-cell table:style-name="ce20" table:formula="of:=COM.MICROSOFT.CONCAT(SUM([$Asistencias.$G37:.$AU37]);&quot;/&quot;;COUNTA([$Asistencias.$G37:.$AU37]))" office:value-type="string" office:string-value="0/0" calcext:value-type="string">
            <text:p>0/0</text:p>
          </table:table-cell>
          <table:table-cell table:style-name="ce23" table:formula="of:=SUM([$Asistencias.$G37:.$AU37])/COUNTA([$Asistencias.$G37:.$AU37])" office:value-type="string" office:string-value="" calcext:value-type="error">
            <text:p>#DIV/0!</text:p>
          </table:table-cell>
        </table:table-row>
        <table:table-row table:style-name="ro5">
          <table:table-cell table:style-name="ce2" table:number-columns-repeated="2"/>
          <table:table-cell table:style-name="ce56"/>
          <table:table-cell table:style-name="ce2" table:number-columns-repeated="41"/>
          <table:table-cell table:style-name="ce20" table:formula="of:=COM.MICROSOFT.CONCAT(SUM([$Asistencias.$G38:.$AU38]);&quot;/&quot;;COUNTA([$Asistencias.$G38:.$AU38]))" office:value-type="string" office:string-value="0/0" calcext:value-type="string">
            <text:p>0/0</text:p>
          </table:table-cell>
          <table:table-cell table:style-name="ce23" table:formula="of:=SUM([$Asistencias.$G38:.$AU38])/COUNTA([$Asistencias.$G38:.$AU38])" office:value-type="string" office:string-value="" calcext:value-type="error">
            <text:p>#DIV/0!</text:p>
          </table:table-cell>
        </table:table-row>
        <table:table-row table:style-name="ro5">
          <table:table-cell table:style-name="ce2" table:number-columns-repeated="2"/>
          <table:table-cell table:style-name="ce56"/>
          <table:table-cell table:style-name="ce2" table:number-columns-repeated="41"/>
          <table:table-cell table:style-name="ce20" table:formula="of:=COM.MICROSOFT.CONCAT(SUM([$Asistencias.$G39:.$AU39]);&quot;/&quot;;COUNTA([$Asistencias.$G39:.$AU39]))" office:value-type="string" office:string-value="0/0" calcext:value-type="string">
            <text:p>0/0</text:p>
          </table:table-cell>
          <table:table-cell table:style-name="ce23" table:formula="of:=SUM([$Asistencias.$G39:.$AU39])/COUNTA([$Asistencias.$G39:.$AU39])" office:value-type="string" office:string-value="" calcext:value-type="error">
            <text:p>#DIV/0!</text:p>
          </table:table-cell>
        </table:table-row>
        <table:table-row table:style-name="ro5">
          <table:table-cell table:style-name="ce2" office:value-type="string" calcext:value-type="string">
            <text:p>Total</text:p>
          </table:table-cell>
          <table:table-cell table:style-name="ce2"/>
          <table:table-cell table:style-name="ce56"/>
          <table:table-cell table:style-name="ce2" table:number-columns-repeated="42"/>
          <table:table-cell table:style-name="ce25"/>
        </table:table-row>
        <table:table-row table:style-name="ro3" table:number-rows-repeated="1048535">
          <table:table-cell table:number-columns-repeated="46"/>
        </table:table-row>
        <table:table-row table:style-name="ro3">
          <table:table-cell table:number-columns-repeated="46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9:19:15.334430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2-20T10:53:47.589058914</dc:date>
    <meta:generator>LibreOffice/7.6.4.1$Linux_X86_64 LibreOffice_project/60$Build-1</meta:generator>
    <meta:editing-duration>P1DT16H13M46S</meta:editing-duration>
    <meta:editing-cycles>10</meta:editing-cycles>
    <meta:document-statistic meta:table-count="2" meta:cell-count="849" meta:object-count="0"/>
    <meta:user-defined meta:name="AppVersion">16.0300</meta:user-defined>
  </office:meta>
</office:document-meta>
</file>